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3.81cm" fo:margin-right="0cm" fo:margin-top="0.423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.423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.423cm" fo:margin-bottom="0.423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3.208cm" svg:height="2.077cm" svg:x="1.839cm" svg:y="3.362cm">
          <text:p text:style-name="P1"><text:span text:style-name="T1">BOINC</text:span></text:p>
          <text:p text:style-name="P1"><text:span text:style-name="T1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3.58cm" svg:height="1.047cm" svg:x="6.188cm" svg:y="3.877cm">
          <text:p text:style-name="P1"><text:span text:style-name="T1">vboxwrap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2" draw:layer="layout" svg:width="3.003cm" svg:height="1.047cm" svg:x="16.394cm" svg:y="4.738cm">
          <text:p text:style-name="P1"><text:span text:style-name="T1">execu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4" draw:layer="layout" svg:width="4.267cm" svg:height="3.412cm" svg:x="15.762cm" svg:y="2.695cm">
          <text:p text:style-name="P3"><text:span text:style-name="T2">virtual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2" draw:layer="layout" svg:width="3.58cm" svg:height="1.047cm" svg:x="10.91cm" svg:y="3.877cm">
          <text:p text:style-name="P1"><text:span text:style-name="T1">VBoxMan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3" draw:text-style-name="P5" draw:layer="layout" svg:width="1.139cm" svg:height="0.001cm" svg:x="5.048cm" svg:y="4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;p13" draw:style-name="gr3" draw:text-style-name="P5" draw:layer="layout" svg:width="1.139cm" svg:height="0.001cm" svg:x="9.769cm" svg:y="4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3" draw:style-name="gr3" draw:text-style-name="P5" draw:layer="layout" svg:width="1.271cm" svg:height="0.001cm" svg:x="14.49cm" svg:y="4.40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6;p14" presentation:style-name="pr2" draw:text-style-name="P11" draw:layer="layout" svg:width="23.667cm" svg:height="12.367cm" svg:x="0.866cm" svg:y="1.178cm" presentation:class="outline" presentation:user-transformed="true">
          <draw:text-box>
            <text:p text:style-name="P3"><text:span text:style-name="T3">C:Program Data/BOINC/</text:span></text:p>
            <text:p text:style-name="P7"><text:span text:style-name="T3"><text:tab/></text:span><text:span text:style-name="T3">projects/</text:span></text:p>
            <text:p text:style-name="P7"><text:span text:style-name="T3"><text:tab/></text:span><text:span text:style-name="T3"><text:tab/></text:span><text:span text:style-name="T3">boinc.berkeley.edu_test/</text:span></text:p>
            <text:p text:style-name="P7"><text:span text:style-name="T3"><text:tab/></text:span><text:span text:style-name="T3"><text:tab/></text:span><text:span text:style-name="T3"><text:tab/></text:span><text:span text:style-name="T3">file_1 </text:span><text:span text:style-name="T4">(physical name; contains data)</text:span></text:p>
            <text:p text:style-name="P7"><text:span text:style-name="T3"><text:tab/></text:span><text:span text:style-name="T3">slots/</text:span></text:p>
            <text:p text:style-name="P7"><text:span text:style-name="T3"><text:tab/></text:span><text:span text:style-name="T3"><text:tab/></text:span><text:span text:style-name="T3">0/</text:span></text:p>
            <text:p text:style-name="P7"><text:span text:style-name="T3"><text:tab/></text:span><text:span text:style-name="T3"><text:tab/></text:span><text:span text:style-name="T3"><text:tab/></text:span><text:span text:style-name="T3">infile </text:span><text:span text:style-name="T4">(logical name; contains</text:span></text:p>
            <text:p text:style-name="P8"><text:span text:style-name="T4"><text:s/></text:span><text:span text:style-name="T4">&lt;soft_link&gt;../../projects/boinc.berkeley.edu_test/file_1&lt;/soft_link&gt;)</text:span></text:p>
            <text:p text:style-name="P9"><text:span text:style-name="T3">1/</text:span></text:p>
            <text:p text:style-name="P10"><text:span text:style-name="T3">…</text:span><text:span text:style-name="T3"><text:tab/></text:span><text:span text:style-name="T3"><text:tab/></text:span></text:p>
          </draw:text-box>
        </draw:frame>
        <draw:custom-shape draw:name="Google Shape;67;p14" draw:style-name="gr3" draw:text-style-name="P5" draw:layer="layout" svg:width="1.212cm" svg:height="2.549cm" svg:x="6.209cm" svg:y="5.898cm">
          <text:p/>
          <draw:enhanced-geometry draw:mirror-horizontal="false" draw:mirror-vertical="false" drawooo:sub-view-size="50084 46330" draw:text-areas="0 0 ?f0 ?f1" svg:viewBox="0 0 0 0" draw:type="ooxml-non-primitive" draw:enhanced-path="M 9347 46330 C 16120 41860 51545 27229 49987 19507 48429 11785 8331 3251 0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63;g2a8482355b3_0_0:notes" draw:style-name="gr4" draw:layer="layout" svg:width="16.932cm" svg:height="9.524cm" svg:x="1.059cm" svg:y="1.905cm" draw:page-number="2" presentation:class="page"/>
          <draw:frame draw:name="Google Shape;64;g2a8482355b3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3" draw:text-style-name="P5" draw:layer="layout" svg:width="10.439cm" svg:height="3.667cm" draw:transform="rotate (-3.14159265358979) translate (17.248cm 8.4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3.208cm" svg:height="2.077cm" svg:x="5.205cm" svg:y="8.425cm">
          <text:p text:style-name="P1"><text:span text:style-name="T1">BOINC</text:span></text:p>
          <text:p text:style-name="P1"><text:span text:style-name="T1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5" draw:text-style-name="P2" draw:layer="layout" svg:width="4.887cm" svg:height="3.934cm" svg:x="10.916cm" svg:y="2.533cm">
          <text:p text:style-name="P3"><text:span text:style-name="T2">Rosetta@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" draw:text-style-name="P2" draw:layer="layout" svg:width="3.001cm" svg:height="2.077cm" svg:x="11.482cm" svg:y="3.718cm">
          <text:p text:style-name="P1"><text:span text:style-name="T1">accounts</text:span></text:p>
          <draw:enhanced-geometry draw:mirror-horizontal="false" draw:mirror-vertical="false" drawooo:sub-view-size="1 1 8 8 1 1" draw:text-areas="?f4 ?f5 ?f3 ?f2" svg:viewBox="0 0 0 0" draw:type="ooxml-flowChartInternalStorage" draw:enhanced-path="M 0 0 L 1 0 1 1 0 1 Z S N M 1 0 L 1 8 M 0 1 L 8 1 F N M 0 0 L 1 0 1 1 0 1 Z F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width/8"/>
            <draw:equation draw:name="f5" draw:formula="logheight/8"/>
          </draw:enhanced-geometry>
        </draw:custom-shape>
        <draw:custom-shape draw:name="Google Shape;77;p15" draw:style-name="gr2" draw:text-style-name="P4" draw:layer="layout" svg:width="4.887cm" svg:height="3.934cm" svg:x="16.683cm" svg:y="2.533cm">
          <text:p text:style-name="P3"><text:span text:style-name="T2">Einstein@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" draw:text-style-name="P2" draw:layer="layout" svg:width="3.001cm" svg:height="2.077cm" svg:x="17.249cm" svg:y="3.718cm">
          <text:p text:style-name="P1"><text:span text:style-name="T1">accounts</text:span></text:p>
          <draw:enhanced-geometry draw:mirror-horizontal="false" draw:mirror-vertical="false" drawooo:sub-view-size="1 1 8 8 1 1" draw:text-areas="?f4 ?f5 ?f3 ?f2" svg:viewBox="0 0 0 0" draw:type="ooxml-flowChartInternalStorage" draw:enhanced-path="M 0 0 L 1 0 1 1 0 1 Z S N M 1 0 L 1 8 M 0 1 L 8 1 F N M 0 0 L 1 0 1 1 0 1 Z F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width/8"/>
            <draw:equation draw:name="f5" draw:formula="logheight/8"/>
          </draw:enhanced-geometry>
        </draw:custom-shape>
        <draw:custom-shape draw:name="Google Shape;78;p15" draw:style-name="gr1" draw:text-style-name="P2" draw:layer="layout" svg:width="5.475cm" svg:height="2.077cm" svg:x="2.939cm" svg:y="2.533cm">
          <text:p text:style-name="P1"><text:span text:style-name="T1">BOINC website</text:span></text:p>
          <text:p text:style-name="P1"><text:span text:style-name="T1">(boinc.berkeley.e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6" draw:text-style-name="P4" draw:layer="layout" svg:width="6.256cm" svg:height="1.271cm" svg:x="11.785cm" svg:y="0.871cm">
          <text:p text:style-name="P3"><text:span text:style-name="T5">BOINC pro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7" draw:text-style-name="P5" draw:layer="layout" svg:width="4.672cm" svg:height="3.667cm" draw:transform="rotate (-3.14159265358979) translate (11.482cm 8.4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;p15" draw:style-name="gr3" draw:text-style-name="P5" draw:layer="layout" svg:width="1.132cm" svg:height="3.812cm" draw:transform="rotate (-3.14159265358979) translate (6.81cm 8.4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5" draw:style-name="gr6" draw:text-style-name="P4" draw:layer="layout" svg:width="7.619cm" svg:height="1.185cm" svg:x="9.973cm" svg:y="7.059cm">
          <text:p text:style-name="P3"><text:span text:style-name="T6">fetch and report jo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6" draw:text-style-name="P4" draw:layer="layout" svg:width="7.619cm" svg:height="1.861cm" svg:x="0.794cm" svg:y="6.005cm">
          <text:p text:style-name="P3"><text:span text:style-name="T6">update project and</text:span></text:p>
          <text:p text:style-name="P3"><text:span text:style-name="T6">client version li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6" draw:text-style-name="P4" draw:layer="layout" svg:width="3.862cm" svg:height="1.271cm" svg:x="21.87cm" svg:y="3.859cm">
          <text:p text:style-name="P3"><text:span text:style-name="T5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2aa28a95ba2_0_0:notes" draw:style-name="gr4" draw:layer="layout" svg:width="16.932cm" svg:height="9.524cm" svg:x="1.059cm" svg:y="1.905cm" draw:page-number="3" presentation:class="page"/>
          <draw:frame draw:name="Google Shape;70;g2aa28a95ba2_0_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9;p16" draw:style-name="gr3" draw:text-style-name="P5" draw:layer="layout" svg:width="9.872cm" svg:height="4.009cm" draw:transform="rotate (-3.14159265358979) translate (16.683cm 7.4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6" draw:style-name="gr1" draw:text-style-name="P2" draw:layer="layout" svg:width="3.208cm" svg:height="2.077cm" svg:x="5.205cm" svg:y="7.402cm">
          <text:p text:style-name="P1"><text:span text:style-name="T1">BOINC</text:span></text:p>
          <text:p text:style-name="P1"><text:span text:style-name="T1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2" draw:text-style-name="P4" draw:layer="layout" svg:width="4.887cm" svg:height="1.717cm" svg:x="16.683cm" svg:y="2.533cm">
          <text:p text:style-name="P3"><text:span text:style-name="T2">Einstein@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6" draw:style-name="gr1" draw:text-style-name="P2" draw:layer="layout" svg:width="5.475cm" svg:height="2.077cm" svg:x="2.939cm" svg:y="2.533cm">
          <text:p text:style-name="P1"><text:span text:style-name="T1">Account Manager</text:span></text:p>
          <text:p text:style-name="P1"><text:span text:style-name="T1">e.g. Science Uni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6" draw:text-style-name="P4" draw:layer="layout" svg:width="6.256cm" svg:height="1.271cm" svg:x="11.785cm" svg:y="0.871cm">
          <text:p text:style-name="P3"><text:span text:style-name="T5">BOINC pro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7" draw:text-style-name="P5" draw:layer="layout" svg:width="4.105cm" svg:height="4.009cm" draw:transform="rotate (-3.14159265358979) translate (10.914cm 7.4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;p16" draw:style-name="gr3" draw:text-style-name="P5" draw:layer="layout" svg:width="1.132cm" svg:height="2.79cm" draw:transform="rotate (-3.14159265358979) translate (6.81cm 7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6" draw:style-name="gr6" draw:text-style-name="P4" draw:layer="layout" svg:width="7.619cm" svg:height="1.861cm" svg:x="0.794cm" svg:y="5.142cm">
          <text:p text:style-name="P3"><text:span text:style-name="T6">get list of projects</text:span></text:p>
          <text:p text:style-name="P3"><text:span text:style-name="T6">to att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6" draw:text-style-name="P4" draw:layer="layout" svg:width="3.862cm" svg:height="1.271cm" svg:x="21.87cm" svg:y="3.859cm">
          <text:p text:style-name="P3"><text:span text:style-name="T5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5" draw:text-style-name="P2" draw:layer="layout" svg:width="4.887cm" svg:height="1.717cm" svg:x="10.916cm" svg:y="2.533cm">
          <text:p text:style-name="P3"><text:span text:style-name="T2">Rosetta@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2aa28a95ba2_0_21:notes" draw:style-name="gr4" draw:layer="layout" svg:width="16.932cm" svg:height="9.524cm" svg:x="1.059cm" svg:y="1.905cm" draw:page-number="4" presentation:class="page"/>
          <draw:frame draw:name="Google Shape;87;g2aa28a95ba2_0_2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Dev/6.0.5.2$Linux_X86_64 LibreOffice_project/</meta:generator>
  </office:meta>
</office:document-meta>
</file>